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" draw:fill-color="#eeeeee" draw:opacity="100%" draw:textarea-horizontal-align="justify" draw:textarea-vertical-align="middle" draw:auto-grow-height="false" fo:min-height="2.084cm" fo:min-width="1.834cm"/>
    </style:style>
    <style:style style:name="gr2" style:family="graphic" style:parent-style-name="standard">
      <style:graphic-properties draw:stroke="none" draw:fill-color="#5a5a5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193cm" fo:min-width="0.62cm"/>
    </style:style>
    <style:style style:name="gr4" style:family="graphic" style:parent-style-name="standard">
      <style:graphic-properties draw:stroke="none" draw:fill-color="#ff8080" draw:textarea-horizontal-align="justify" draw:textarea-vertical-align="middle" draw:auto-grow-height="false" fo:min-height="0.375cm" fo:min-width="0.751cm"/>
    </style:style>
    <style:style style:name="gr5" style:family="graphic" style:parent-style-name="standard">
      <style:graphic-properties draw:stroke="none" draw:fill-color="#80ff80" draw:textarea-horizontal-align="justify" draw:textarea-vertical-align="middle" draw:auto-grow-height="false" fo:min-height="0.375cm" fo:min-width="0.749cm"/>
    </style:style>
    <style:style style:name="gr6" style:family="graphic" style:parent-style-name="standard">
      <style:graphic-properties draw:stroke="none" draw:fill-color="#8080ff" draw:textarea-horizontal-align="justify" draw:textarea-vertical-align="middle" draw:auto-grow-height="false" fo:min-height="0.375cm" fo:min-width="0.75cm"/>
    </style:style>
    <style:style style:name="gr7" style:family="graphic" style:parent-style-name="standard">
      <style:graphic-properties draw:stroke="none" draw:fill-color="#50505a" draw:textarea-horizontal-align="justify" draw:textarea-vertical-align="middle" draw:auto-grow-height="false" fo:min-height="1.75cm" fo:min-width="1.5cm"/>
    </style:style>
    <style:style style:name="gr8" style:family="graphic" style:parent-style-name="standard">
      <style:graphic-properties draw:stroke="none" draw:fill-color="#505050" draw:textarea-horizontal-align="justify" draw:textarea-vertical-align="middle" draw:auto-grow-height="false" fo:min-height="1.75cm" fo:min-width="1.5cm"/>
    </style:style>
    <style:style style:name="gr9" style:family="graphic" style:parent-style-name="standard">
      <style:graphic-properties draw:stroke="none" draw:fill-color="#faf9e8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draw:fill-color="#5a5a5a" draw:textarea-horizontal-align="justify" draw:textarea-vertical-align="middle" draw:auto-grow-height="false" fo:min-height="1.75cm" fo:min-width="1.5cm"/>
    </style:style>
    <style:style style:name="gr11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89cm"/>
    </style:style>
    <style:style style:name="gr12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88cm"/>
    </style:style>
    <style:style style:name="gr13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5cm"/>
    </style:style>
    <style:style style:name="gr14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9cm"/>
    </style:style>
    <style:style style:name="gr15" style:family="graphic" style:parent-style-name="standard">
      <style:graphic-properties draw:stroke="none" draw:fill-color="#f3f3f3" draw:textarea-horizontal-align="justify" draw:textarea-vertical-align="middle" draw:auto-grow-height="false" fo:min-height="1.75cm" fo:min-width="1.5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5a5a50"/>
      <style:paragraph-properties fo:text-align="center"/>
    </style:style>
    <style:style style:name="P3" style:family="paragraph">
      <style:paragraph-properties fo:margin-left="0.65cm" fo:margin-right="0cm" fo:text-align="center" fo:text-indent="0cm"/>
    </style:style>
    <style:style style:name="P4" style:family="paragraph">
      <loext:graphic-properties draw:fill-color="#cccccc"/>
      <style:paragraph-properties fo:margin-left="0.65cm" fo:margin-right="0cm" fo:text-align="center" fo:text-indent="0cm"/>
      <style:text-properties style:font-name="Inconsolata1" fo:font-size="16pt"/>
    </style:style>
    <style:style style:name="P5" style:family="paragraph">
      <style:paragraph-properties fo:margin-left="0cm" fo:margin-right="0.65cm" fo:text-align="center" fo:text-indent="0cm"/>
    </style:style>
    <style:style style:name="P6" style:family="paragraph">
      <loext:graphic-properties draw:fill-color="#cccccc"/>
      <style:paragraph-properties fo:margin-left="0cm" fo:margin-right="0.65cm" fo:text-align="center" fo:text-indent="0cm"/>
      <style:text-properties style:font-name="Inconsolata1" fo:font-size="16pt"/>
    </style:style>
    <style:style style:name="P7" style:family="paragraph">
      <style:paragraph-properties fo:text-align="center"/>
    </style:style>
    <style:style style:name="P8" style:family="paragraph">
      <loext:graphic-properties draw:fill-color="#ff8080"/>
      <style:paragraph-properties fo:text-align="center"/>
      <style:text-properties style:font-name="Inconsolata1" fo:font-size="16pt"/>
    </style:style>
    <style:style style:name="P9" style:family="paragraph">
      <loext:graphic-properties draw:fill-color="#80ff80"/>
      <style:paragraph-properties fo:text-align="center"/>
      <style:text-properties style:font-name="Inconsolata1" fo:font-size="16pt"/>
    </style:style>
    <style:style style:name="P10" style:family="paragraph">
      <loext:graphic-properties draw:fill-color="#8080ff"/>
      <style:paragraph-properties fo:text-align="center"/>
      <style:text-properties style:font-name="Inconsolata1" fo:font-size="16pt"/>
    </style:style>
    <style:style style:name="P11" style:family="paragraph">
      <loext:graphic-properties draw:fill-color="#50505a"/>
      <style:paragraph-properties fo:text-align="center"/>
    </style:style>
    <style:style style:name="P12" style:family="paragraph">
      <loext:graphic-properties draw:fill-color="#505050"/>
      <style:paragraph-properties fo:text-align="center"/>
    </style:style>
    <style:style style:name="P13" style:family="paragraph">
      <loext:graphic-properties draw:fill-color="#faf9e8"/>
      <style:paragraph-properties fo:text-align="center"/>
    </style:style>
    <style:style style:name="P14" style:family="paragraph">
      <loext:graphic-properties draw:fill-color="#5a5a5a"/>
      <style:paragraph-properties fo:text-align="center"/>
    </style:style>
    <style:style style:name="P15" style:family="paragraph">
      <loext:graphic-properties draw:fill-color="#aaaaaa"/>
      <style:paragraph-properties fo:text-align="center"/>
      <style:text-properties style:font-name="Inconsolata1" fo:font-size="16pt"/>
    </style:style>
    <style:style style:name="P16" style:family="paragraph">
      <loext:graphic-properties draw:fill-color="#f3f3f3"/>
      <style:paragraph-properties fo:text-align="center"/>
    </style:style>
    <style:style style:name="T1" style:family="text">
      <style:text-properties style:font-name="Inconsolata1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334cm" svg:height="2.334cm" svg:x="15.334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5.501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7.699cm" svg:y="4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14.001cm" svg:y="4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14.626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15.877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17.126cm" svg:y="4.041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3.333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cm" svg:height="2cm" svg:x="3.5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5.698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2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2.625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3.876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5.125cm" svg:y="4.033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3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cm" svg:x="9.5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8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8.625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9.876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11.125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3cm" svg:y="6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cm" svg:height="2cm" svg:x="9.5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8cm" svg:y="9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cm" svg:y="9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8.625cm" svg:y="9.041cm">
          <text:p text:style-name="P7"><text:span text:style-name="T1">25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9.876cm" svg:y="9.041cm">
          <text:p text:style-name="P7"><text:span text:style-name="T1">24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11.125cm" svg:y="9.041cm">
          <text:p text:style-name="P7"><text:span text:style-name="T1">23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ie">
        <draw:custom-shape draw:style-name="gr1" draw:text-style-name="P1" draw:layer="layout" svg:width="2.334cm" svg:height="2.334cm" svg:x="15.335cm" svg:y="1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2cm" svg:x="15.502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7.7cm" svg:y="4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14.002cm" svg:y="4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289cm" svg:height="0.625cm" svg:x="14.627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288cm" svg:height="0.625cm" svg:x="15.878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17.127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3.334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cm" svg:x="3.501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5.699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2.001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.29cm" svg:height="0.625cm" svg:x="2.626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89cm" svg:height="0.625cm" svg:x="3.877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5.126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4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cm" svg:x="9.501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9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.001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.29cm" svg:height="0.625cm" svg:x="8.626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89cm" svg:height="0.625cm" svg:x="9.877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11.126cm" svg:y="4.033cm">
          <text:p text:style-name="P7"><text:span text:style-name="T1">08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4cm" svg:y="6.5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9.501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9cm" svg:y="9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.001cm" svg:y="9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1.29cm" svg:height="0.625cm" svg:x="8.626cm" svg:y="9.041cm">
          <text:p text:style-name="P7"><text:span text:style-name="T1">243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89cm" svg:height="0.625cm" svg:x="9.877cm" svg:y="9.041cm">
          <text:p text:style-name="P7"><text:span text:style-name="T1">24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11.126cm" svg:y="9.041cm">
          <text:p text:style-name="P7"><text:span text:style-name="T1">24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14:45.785394563</meta:creation-date>
    <meta:generator>LibreOffice/5.1.6.2$Linux_X86_64 LibreOffice_project/10m0$Build-2</meta:generator>
    <dc:date>2017-04-16T13:40:23.126663344</dc:date>
    <meta:editing-duration>PT17M9S</meta:editing-duration>
    <meta:editing-cycles>4</meta:editing-cycles>
    <meta:document-statistic meta:object-count="56"/>
  </office:meta>
</office:document-meta>
</file>